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713741367" calcext:value-type="float">
            <text:p>97,71</text:p>
          </table:table-cell>
          <table:table-cell table:style-name="ce3" table:formula="of:=100 - SUM([.A2:.B2])" office:value-type="float" office:value="2.286258633" calcext:value-type="float">
            <text:p>2,29</text:p>
          </table:table-cell>
          <table:table-cell/>
          <table:table-cell table:style-name="ce4" table:formula="of:=[.E18]+[.H18]" office:value-type="float" office:value="12309" calcext:value-type="float">
            <text:p>12309</text:p>
          </table:table-cell>
          <table:table-cell table:formula="of:=12597-[.E2]" office:value-type="float" office:value="288" calcext:value-type="float">
            <text:p>288</text:p>
          </table:table-cell>
          <table:table-cell office:value-type="float" office:value="170.374861956" calcext:value-type="float">
            <text:p>170,374861956</text:p>
          </table:table-cell>
          <table:table-cell office:value-type="float" office:value="0.117712974548" calcext:value-type="float">
            <text:p>0,117712974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5946653965" calcext:value-type="float">
            <text:p>97,59</text:p>
          </table:table-cell>
          <table:table-cell table:style-name="ce3" table:formula="of:=100 - SUM([.A3:.B3])" office:value-type="float" office:value="2.40533460349999" calcext:value-type="float">
            <text:p>2,41</text:p>
          </table:table-cell>
          <table:table-cell/>
          <table:table-cell table:style-name="ce4" table:formula="of:=[.E19]+[.H19]" office:value-type="float" office:value="12294" calcext:value-type="float">
            <text:p>12294</text:p>
          </table:table-cell>
          <table:table-cell table:formula="of:=12597-[.E3]" office:value-type="float" office:value="303" calcext:value-type="float">
            <text:p>303</text:p>
          </table:table-cell>
          <table:table-cell office:value-type="float" office:value="104.956941128" calcext:value-type="float">
            <text:p>104,956941128</text:p>
          </table:table-cell>
          <table:table-cell office:value-type="float" office:value="0.125180006027" calcext:value-type="float">
            <text:p>0,1251800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6.3721520997" calcext:value-type="float">
            <text:p>96,37</text:p>
          </table:table-cell>
          <table:table-cell table:style-name="ce3" table:formula="of:=100 - SUM([.A4:.B4])" office:value-type="float" office:value="3.6278479003" calcext:value-type="float">
            <text:p>3,63</text:p>
          </table:table-cell>
          <table:table-cell/>
          <table:table-cell table:style-name="ce4" table:formula="of:=[.E20]+[.H20]" office:value-type="float" office:value="12140" calcext:value-type="float">
            <text:p>12140</text:p>
          </table:table-cell>
          <table:table-cell table:formula="of:=12597-[.E4]" office:value-type="float" office:value="457" calcext:value-type="float">
            <text:p>457</text:p>
          </table:table-cell>
          <table:table-cell office:value-type="float" office:value="146.791702032" calcext:value-type="float">
            <text:p>146,791702032</text:p>
          </table:table-cell>
          <table:table-cell office:value-type="float" office:value="0.133093833923" calcext:value-type="float">
            <text:p>0,133093833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6661109788" calcext:value-type="float">
            <text:p>97,67</text:p>
          </table:table-cell>
          <table:table-cell table:style-name="ce3" table:formula="of:=100 - SUM([.A5:.B5])" office:value-type="float" office:value="2.33388902119999" calcext:value-type="float">
            <text:p>2,33</text:p>
          </table:table-cell>
          <table:table-cell/>
          <table:table-cell table:style-name="ce4" table:formula="of:=[.E21]+[.H21]" office:value-type="float" office:value="12303" calcext:value-type="float">
            <text:p>12303</text:p>
          </table:table-cell>
          <table:table-cell table:formula="of:=12597-[.E5]" office:value-type="float" office:value="294" calcext:value-type="float">
            <text:p>294</text:p>
          </table:table-cell>
          <table:table-cell office:value-type="float" office:value="175.73179698" calcext:value-type="float">
            <text:p>175,73179698</text:p>
          </table:table-cell>
          <table:table-cell office:value-type="float" office:value="0.140799045563" calcext:value-type="float">
            <text:p>0,140799045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0312772882" calcext:value-type="float">
            <text:p>98,03</text:p>
          </table:table-cell>
          <table:table-cell table:style-name="ce3" table:formula="of:=100 - SUM([.A6:.B6])" office:value-type="float" office:value="1.9687227118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37.67550683" calcext:value-type="float">
            <text:p>137,67550683</text:p>
          </table:table-cell>
          <table:table-cell office:value-type="float" office:value="0.148719072342" calcext:value-type="float">
            <text:p>0,14871907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2456140351" calcext:value-type="float">
            <text:p>98,25</text:p>
          </table:table-cell>
          <table:table-cell table:style-name="ce3" table:formula="of:=100 - SUM([.A7:.B7])" office:value-type="float" office:value="1.7543859649" calcext:value-type="float">
            <text:p>1,75</text:p>
          </table:table-cell>
          <table:table-cell/>
          <table:table-cell table:style-name="ce4" table:formula="of:=[.E23]+[.H23]" office:value-type="float" office:value="12376" calcext:value-type="float">
            <text:p>12376</text:p>
          </table:table-cell>
          <table:table-cell table:formula="of:=12597-[.E7]" office:value-type="float" office:value="221" calcext:value-type="float">
            <text:p>221</text:p>
          </table:table-cell>
          <table:table-cell office:value-type="float" office:value="152.212866068" calcext:value-type="float">
            <text:p>152,212866068</text:p>
          </table:table-cell>
          <table:table-cell office:value-type="float" office:value="0.156548023224" calcext:value-type="float">
            <text:p>0,156548023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53.8223386521" calcext:value-type="float">
            <text:p>53,82</text:p>
          </table:table-cell>
          <table:table-cell table:style-name="ce3" table:formula="of:=100 - SUM([.A8:.B8])" office:value-type="float" office:value="46.1776613479" calcext:value-type="float">
            <text:p>46,18</text:p>
          </table:table-cell>
          <table:table-cell/>
          <table:table-cell table:style-name="ce4" table:formula="of:=[.E24]+[.H24]" office:value-type="float" office:value="6780" calcext:value-type="float">
            <text:p>6780</text:p>
          </table:table-cell>
          <table:table-cell table:formula="of:=12597-[.E8]" office:value-type="float" office:value="5817" calcext:value-type="float">
            <text:p>5817</text:p>
          </table:table-cell>
          <table:table-cell office:value-type="float" office:value="252.451238155" calcext:value-type="float">
            <text:p>252,451238155</text:p>
          </table:table-cell>
          <table:table-cell office:value-type="float" office:value="0.166660070419" calcext:value-type="float">
            <text:p>0,16666007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3.4910303223" calcext:value-type="float">
            <text:p>93,49</text:p>
          </table:table-cell>
          <table:table-cell table:style-name="ce3" table:formula="of:=100 - SUM([.A9:.B9])" office:value-type="float" office:value="6.50896967769999" calcext:value-type="float">
            <text:p>6,51</text:p>
          </table:table-cell>
          <table:table-cell/>
          <table:table-cell table:style-name="ce4" table:formula="of:=[.E25]+[.H25]" office:value-type="float" office:value="11777" calcext:value-type="float">
            <text:p>11777</text:p>
          </table:table-cell>
          <table:table-cell table:formula="of:=12597-[.E9]" office:value-type="float" office:value="820" calcext:value-type="float">
            <text:p>820</text:p>
          </table:table-cell>
          <table:table-cell office:value-type="float" office:value="142.926527023" calcext:value-type="float">
            <text:p>142,926527023</text:p>
          </table:table-cell>
          <table:table-cell office:value-type="float" office:value="0.174218893051" calcext:value-type="float">
            <text:p>0,174218893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8728369582" calcext:value-type="float">
            <text:p>98,87</text:p>
          </table:table-cell>
          <table:table-cell table:style-name="ce3" table:formula="of:=100 - SUM([.A10:.B10])" office:value-type="float" office:value="1.1271630418" calcext:value-type="float">
            <text:p>1,13</text:p>
          </table:table-cell>
          <table:table-cell/>
          <table:table-cell table:style-name="ce4" table:formula="of:=[.E26]+[.H26]" office:value-type="float" office:value="12455" calcext:value-type="float">
            <text:p>12455</text:p>
          </table:table-cell>
          <table:table-cell table:formula="of:=12597-[.E10]" office:value-type="float" office:value="142" calcext:value-type="float">
            <text:p>142</text:p>
          </table:table-cell>
          <table:table-cell office:value-type="float" office:value="182.721140862" calcext:value-type="float">
            <text:p>182,721140862</text:p>
          </table:table-cell>
          <table:table-cell office:value-type="float" office:value="0.18212389946" calcext:value-type="float">
            <text:p>0,182123899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4440387363" calcext:value-type="float">
            <text:p>97,44</text:p>
          </table:table-cell>
          <table:table-cell table:style-name="ce3" table:formula="of:=100 - SUM([.A11:.B11])" office:value-type="float" office:value="2.5559612637" calcext:value-type="float">
            <text:p>2,56</text:p>
          </table:table-cell>
          <table:table-cell/>
          <table:table-cell table:style-name="ce4" table:formula="of:=[.E27]+[.H27]" office:value-type="float" office:value="12275" calcext:value-type="float">
            <text:p>12275</text:p>
          </table:table-cell>
          <table:table-cell table:formula="of:=12597-[.E11]" office:value-type="float" office:value="322" calcext:value-type="float">
            <text:p>322</text:p>
          </table:table-cell>
          <table:table-cell office:value-type="float" office:value="236.920373917" calcext:value-type="float">
            <text:p>236,920373917</text:p>
          </table:table-cell>
          <table:table-cell office:value-type="float" office:value="0.191169023514" calcext:value-type="float">
            <text:p>0,19116902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2.92538058342" calcext:value-type="float">
            <text:p>92,9253805834</text:p>
          </table:table-cell>
          <table:table-cell table:formula="of:=AVERAGE([.C2:.C11])" office:value-type="float" office:value="7.07461941658" calcext:value-type="float">
            <text:p>7,07461941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05.8" calcext:value-type="float">
            <text:p>11705,8</text:p>
          </table:table-cell>
          <table:table-cell table:formula="of:=AVERAGE([.F2:.F11])" office:value-type="float" office:value="891.2" calcext:value-type="float">
            <text:p>891,2</text:p>
          </table:table-cell>
          <table:table-cell table:formula="of:=SUM([.G2:.G11])/10" office:value-type="float" office:value="170.2762954951" calcext:value-type="float">
            <text:p>170,2762954951</text:p>
          </table:table-cell>
          <table:table-cell table:formula="of:=SUM([.H2:.H11])/10" office:value-type="float" office:value="0.1536224842071" calcext:value-type="float">
            <text:p>0,153622484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28.5" calcext:value-type="float">
            <text:p>5128,5</text:p>
          </table:table-cell>
          <table:table-cell table:formula="of:=AVERAGE([.G18:.G27])" office:value-type="float" office:value="734.2" calcext:value-type="float">
            <text:p>734,2</text:p>
          </table:table-cell>
          <table:table-cell/>
          <table:table-cell office:value-type="float" office:value="5758" calcext:value-type="float">
            <text:p>5758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table:formula="of:=12597-SUM([.E18:.G18])" office:value-type="float" office:value="6551" calcext:value-type="float">
            <text:p>65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7" calcext:value-type="float">
            <text:p>157</text:p>
          </table:table-cell>
          <table:table-cell table:formula="of:=AVERAGE([.H18:.H27])" office:value-type="float" office:value="6577.3" calcext:value-type="float">
            <text:p>6577,3</text:p>
          </table:table-cell>
          <table:table-cell/>
          <table:table-cell office:value-type="float" office:value="5605" calcext:value-type="float">
            <text:p>5605</text:p>
          </table:table-cell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table:formula="of:=12597-SUM([.E19:.G19])" office:value-type="float" office:value="6689" calcext:value-type="float">
            <text:p>668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3" calcext:value-type="float">
            <text:p>5733</text:p>
          </table:table-cell>
          <table:table-cell office:value-type="float" office:value="373" calcext:value-type="float">
            <text:p>373</text:p>
          </table:table-cell>
          <table:table-cell office:value-type="float" office:value="84" calcext:value-type="float">
            <text:p>84</text:p>
          </table:table-cell>
          <table:table-cell table:formula="of:=12597-SUM([.E20:.G20])" office:value-type="float" office:value="6407" calcext:value-type="float">
            <text:p>64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28.5" calcext:value-type="float">
            <text:p>5128,5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table:formula="of:=12597-SUM([.E21:.G21])" office:value-type="float" office:value="6676" calcext:value-type="float">
            <text:p>66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7" calcext:value-type="float">
            <text:p>157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table:formula="of:=12597-SUM([.E22:.G22])" office:value-type="float" office:value="6633" calcext:value-type="float">
            <text:p>663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34.2" calcext:value-type="float">
            <text:p>734,2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formula="of:=12597-SUM([.E23:.G23])" office:value-type="float" office:value="6693" calcext:value-type="float">
            <text:p>669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77.3" calcext:value-type="float">
            <text:p>6577,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24:.G24])" office:value-type="float" office:value="6780" calcext:value-type="float">
            <text:p>678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632" calcext:value-type="float">
            <text:p>632</text:p>
          </table:table-cell>
          <table:table-cell office:value-type="float" office:value="188" calcext:value-type="float">
            <text:p>188</text:p>
          </table:table-cell>
          <table:table-cell table:formula="of:=12597-SUM([.E25:.G25])" office:value-type="float" office:value="6104" calcext:value-type="float">
            <text:p>61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9" calcext:value-type="float">
            <text:p>5719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table:formula="of:=12597-SUM([.E26:.G26])" office:value-type="float" office:value="6736" calcext:value-type="float">
            <text:p>673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1" calcext:value-type="float">
            <text:p>5771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table:formula="of:=12597-SUM([.E27:.G27])" office:value-type="float" office:value="6504" calcext:value-type="float">
            <text:p>65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29252996745257" calcext:value-type="float">
            <text:p>0,9292529967</text:p>
          </table:table-cell>
          <table:table-cell table:number-columns-repeated="2"/>
          <table:table-cell table:formula="of:=SUM([.E18:.E27])/10" office:value-type="float" office:value="5128.5" calcext:value-type="float">
            <text:p>5128,5</text:p>
          </table:table-cell>
          <table:table-cell table:formula="of:=SUM([.F18:.F27])/10" office:value-type="float" office:value="157" calcext:value-type="float">
            <text:p>157</text:p>
          </table:table-cell>
          <table:table-cell table:formula="of:=SUM([.G18:.G27])/10" office:value-type="float" office:value="734.2" calcext:value-type="float">
            <text:p>734,2</text:p>
          </table:table-cell>
          <table:table-cell table:formula="of:=SUM([.H18:.H27])/10" office:value-type="float" office:value="6577.3" calcext:value-type="float">
            <text:p>6577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707470032547432" calcext:value-type="float">
            <text:p>0,0707470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4767598546745" calcext:value-type="float">
            <text:p>0,8747675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6686515302259" calcext:value-type="float">
            <text:p>0,97668651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2:30.469864219</meta:creation-date>
    <dc:date>2018-01-19T13:54:40.894982343</dc:date>
    <meta:editing-duration>PT2M10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